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Text_20_body" style:list-style-name="List_20_1"/>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text:soft-page-break/>acknowledged that, whatever she might want today, she’s likely to change her mind tomorrow, so one shouldn’t really take any of these theories stories too seriously.</text:p>
      <text:p text:style-name="Text_20_body">Other rumors include the following.</text:p>
      <text:list xml:id="list1805359509"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She could be the goddess of the Yozi’s binding, or of the borders of Creation, or some other forc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Frame1" text:anchor-type="paragraph" svg:width="18.621cm" style:rel-width="90%" draw:z-index="0"><draw:text-box fo:min-height="0.499cm"><text:h text:style-name="P6" text:outline-level="4">Sidebar: 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ext:soft-page-break/>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Error: Reference source not found</text:bookmark-ref></text:span><text:span text:style-name="T5"><text:bookmark-ref text:reference-format="text" text:ref-name="__RefHeading__2753_478467263">Error: Reference source not found</text:bookmark-ref></text:span><text:span text:style-name="T5">.</text:span></text:p>
      <text:p text:style-name="TODO"><text:span text:style-name="T4">The Apple Corps:</text:span> [blah]</text:p>
      <text:p text:style-name="TODO"><text:span text:style-name="T4">The House of Mirrors:</text:span> [blah]</text:p>
      <text:p text:style-name="TODO"><text:soft-page-break/><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1"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4T18:57:32</dc:date>
    <meta:editing-duration>PT00H00M44S</meta:editing-duration>
    <meta:editing-cycles>2</meta:editing-cycles>
    <meta:generator>OpenOffice.org/3.2$Unix OpenOffice.org_project/320m12$Build-9483</meta:generator>
    <meta:document-statistic meta:table-count="0" meta:image-count="0" meta:object-count="0" meta:page-count="4" meta:paragraph-count="52" meta:word-count="2673" meta:character-count="15553"/>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